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swiss" style:font-pitch="variable"/>
    <style:font-face style:name="Helvetica1" svg:font-family="Helvetica" style:font-family-generic="system"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889in" fo:margin-left="0.0771in" fo:margin-top="0in" fo:margin-bottom="0in" table:align="left" style:writing-mode="page"/>
    </style:style>
    <style:style style:name="Table1.A" style:family="table-column">
      <style:table-column-properties style:column-width="6.6889in"/>
    </style:style>
    <style:style style:name="Table1.1" style:family="table-row">
      <style:table-row-properties style:min-row-height="9.2118in" fo:keep-together="auto"/>
    </style:style>
    <style:style style:name="Table1.A1" style:family="table-cell">
      <style:table-cell-properties fo:background-color="transparent" fo:padding="0.0556in" fo:border="0.25pt solid #000000">
        <style:background-image/>
      </style:table-cell-properties>
    </style:style>
    <style:style style:name="Table1.A2" style:family="table-cell">
      <style:table-cell-properties fo:background-color="transparent" fo:padding="0.0556in" fo:border-left="0.25pt solid #000000" fo:border-right="0.25pt solid #000000" fo:border-top="none" fo:border-bottom="0.25pt solid #000000">
        <style:background-image/>
      </style:table-cell-properties>
    </style:style>
    <style:style style:name="Table2" style:family="table">
      <style:table-properties style:width="6.6889in" fo:margin-left="0.0771in" fo:margin-top="0in" fo:margin-bottom="0in" table:align="left" style:writing-mode="page"/>
    </style:style>
    <style:style style:name="Table2.A" style:family="table-column">
      <style:table-column-properties style:column-width="6.6889in"/>
    </style:style>
    <style:style style:name="Table2.1" style:family="table-row">
      <style:table-row-properties style:min-row-height="7.2257in" fo:keep-together="auto"/>
    </style:style>
    <style:style style:name="Table2.A1" style:family="table-cell">
      <style:table-cell-properties fo:background-color="transparent" fo:padding="0.0556in" fo:border="0.25pt solid #000000">
        <style:background-image/>
      </style:table-cell-properties>
    </style:style>
    <style:style style:name="Table3" style:family="table">
      <style:table-properties style:width="6.6889in" fo:margin-left="0.0771in" fo:margin-top="0in" fo:margin-bottom="0in" table:align="left" style:writing-mode="page"/>
    </style:style>
    <style:style style:name="Table3.A" style:family="table-column">
      <style:table-column-properties style:column-width="6.6889in"/>
    </style:style>
    <style:style style:name="Table3.1" style:family="table-row">
      <style:table-row-properties style:min-row-height="7.5868in" fo:keep-together="auto"/>
    </style:style>
    <style:style style:name="Table3.A1" style:family="table-cell">
      <style:table-cell-properties fo:background-color="transparent" fo:padding="0.0556in" fo:border="0.25pt solid #000000">
        <style:background-image/>
      </style:table-cell-properties>
    </style:style>
    <style:style style:name="Table4" style:family="table">
      <style:table-properties style:width="6.6889in" fo:margin-left="0.0771in" fo:margin-top="0in" fo:margin-bottom="0in" table:align="left" style:writing-mode="page"/>
    </style:style>
    <style:style style:name="Table4.A" style:family="table-column">
      <style:table-column-properties style:column-width="6.6889in"/>
    </style:style>
    <style:style style:name="Table4.1" style:family="table-row">
      <style:table-row-properties style:min-row-height="7.7674in" fo:keep-together="auto"/>
    </style:style>
    <style:style style:name="Table4.A1" style:family="table-cell">
      <style:table-cell-properties fo:background-color="transparent" fo:padding="0.0556in" fo:border="0.25pt solid #000000">
        <style:background-image/>
      </style:table-cell-properties>
    </style:style>
    <style:style style:name="Table5" style:family="table">
      <style:table-properties style:width="6.6889in" fo:margin-left="0.0771in" fo:margin-top="0in" fo:margin-bottom="0in" table:align="left" style:writing-mode="page"/>
    </style:style>
    <style:style style:name="Table5.A" style:family="table-column">
      <style:table-column-properties style:column-width="6.6889in"/>
    </style:style>
    <style:style style:name="Table5.1" style:family="table-row">
      <style:table-row-properties style:min-row-height="7.0451in" fo:keep-together="auto"/>
    </style:style>
    <style:style style:name="Table5.A1" style:family="table-cell">
      <style:table-cell-properties fo:background-color="transparent" fo:padding="0.0556in" fo:border="0.25pt solid #000000">
        <style:background-image/>
      </style:table-cell-properties>
    </style:style>
    <style:style style:name="Table6" style:family="table">
      <style:table-properties style:width="6.784in" fo:margin-left="0.0771in" fo:margin-top="0in" fo:margin-bottom="0in" fo:break-before="page" table:align="left" style:writing-mode="page"/>
    </style:style>
    <style:style style:name="Table6.A" style:family="table-column">
      <style:table-column-properties style:column-width="6.784in"/>
    </style:style>
    <style:style style:name="Table6.1" style:family="table-row">
      <style:table-row-properties style:min-row-height="6.3264in" fo:keep-together="auto"/>
    </style:style>
    <style:style style:name="Table6.A1" style:family="table-cell">
      <style:table-cell-properties fo:background-color="transparent" fo:padding="0.0556in" fo:border="0.25pt solid #000000">
        <style:background-image/>
      </style:table-cell-properties>
    </style:style>
    <style:style style:name="P1" style:family="paragraph" style:parent-style-name="Body">
      <style:text-properties officeooo:rsid="00107c98" officeooo:paragraph-rsid="00107c98"/>
    </style:style>
    <style:style style:name="P2" style:family="paragraph" style:parent-style-name="Body">
      <style:text-properties fo:font-weight="bold" style:font-weight-asian="bold" style:font-weight-complex="bold"/>
    </style:style>
    <style:style style:name="P3" style:family="paragraph" style:parent-style-name="Body">
      <style:text-properties style:font-name="Arial Unicode MS" fo:language="en" fo:country="US" style:font-name-asian="Arial Unicode MS1" style:font-name-complex="Arial Unicode MS1"/>
    </style:style>
    <style:style style:name="P4" style:family="paragraph" style:parent-style-name="Body">
      <style:text-properties officeooo:paragraph-rsid="00060c86"/>
    </style:style>
    <style:style style:name="P5" style:family="paragraph" style:parent-style-name="Body" style:list-style-name="WWNum1"/>
    <style:style style:name="P6" style:family="paragraph" style:parent-style-name="Body" style:list-style-name="WWNum1">
      <style:text-properties officeooo:rsid="00107c98" officeooo:paragraph-rsid="00107c98"/>
    </style:style>
    <style:style style:name="P7" style:family="paragraph" style:parent-style-name="Body" style:list-style-name="WWNum1">
      <style:text-properties officeooo:rsid="00107d05" officeooo:paragraph-rsid="00107d05"/>
    </style:style>
    <style:style style:name="P8" style:family="paragraph" style:parent-style-name="Body" style:list-style-name="WWNum1">
      <style:text-properties officeooo:paragraph-rsid="00107d05"/>
    </style:style>
    <style:style style:name="P9" style:family="paragraph" style:parent-style-name="Body">
      <style:text-properties officeooo:paragraph-rsid="00107d05"/>
    </style:style>
    <style:style style:name="P10" style:family="paragraph" style:parent-style-name="Body">
      <style:text-properties style:font-name="Arial Unicode MS" fo:language="pt" fo:country="PT" fo:font-weight="bold" style:font-name-asian="Arial Unicode MS1" style:font-weight-asian="bold" style:font-name-complex="Arial Unicode MS1" style:font-weight-complex="bold"/>
    </style:style>
    <style:style style:name="P11" style:family="paragraph" style:parent-style-name="Heading">
      <style:text-properties fo:language="en" fo:country="US" style:font-name-asian="Arial Unicode MS1" style:font-name-complex="Arial Unicode MS1"/>
    </style:style>
    <style:style style:name="P12" style:family="paragraph" style:parent-style-name="Body">
      <style:text-properties style:font-name="Arial Unicode MS" fo:language="fr" fo:country="FR" style:font-name-asian="Arial Unicode MS1" style:font-name-complex="Arial Unicode MS1"/>
    </style:style>
    <style:style style:name="P13" style:family="paragraph" style:parent-style-name="Body" style:list-style-name="WWNum2"/>
    <style:style style:name="P14" style:family="paragraph" style:parent-style-name="Body" style:list-style-name="WWNum2">
      <style:text-properties style:font-name="Arial Unicode MS" fo:language="en" fo:country="US" style:font-name-asian="Arial Unicode MS1" style:font-name-complex="Arial Unicode MS1"/>
    </style:style>
    <style:style style:name="P15" style:family="paragraph" style:parent-style-name="Body">
      <style:text-properties style:font-name="Arial Unicode MS" style:font-name-asian="Arial Unicode MS1" style:font-name-complex="Arial Unicode MS1"/>
    </style:style>
    <style:style style:name="P16" style:family="paragraph" style:parent-style-name="Body">
      <style:paragraph-properties fo:margin-top="0in" fo:margin-bottom="0in" style:contextual-spacing="false" fo:break-before="page"/>
      <style:text-properties style:font-name="Arial Unicode MS" fo:language="en" fo:country="US" style:font-name-asian="Arial Unicode MS1" style:font-name-complex="Arial Unicode MS1"/>
    </style:style>
    <style:style style:name="P17" style:family="paragraph" style:parent-style-name="Body" style:list-style-name="WWNum3"/>
    <style:style style:name="P18" style:family="paragraph" style:parent-style-name="Body" style:list-style-name="WWNum3">
      <style:text-properties style:font-name="Arial Unicode MS" fo:language="en" fo:country="US" style:font-name-asian="Arial Unicode MS1" style:font-name-complex="Arial Unicode MS1"/>
    </style:style>
    <style:style style:name="P19" style:family="paragraph" style:parent-style-name="Standard">
      <style:text-properties fo:color="#000000" loext:opacity="100%" style:font-name="Arial Unicode MS" fo:font-size="11pt" style:font-size-asian="11pt" style:language-asian="en" style:country-asian="GB" style:font-name-complex="Arial Unicode MS1" style:font-size-complex="11pt"/>
    </style:style>
    <style:style style:name="P20" style:family="paragraph" style:parent-style-name="Body" style:list-style-name="WWNum4">
      <style:text-properties style:font-name="Arial Unicode MS" fo:language="en" fo:country="US" style:font-name-asian="Arial Unicode MS1" style:font-name-complex="Arial Unicode MS1"/>
    </style:style>
    <style:style style:name="P21" style:family="paragraph" style:parent-style-name="Body" style:list-style-name="WWNum4"/>
    <style:style style:name="P22" style:family="paragraph" style:parent-style-name="Body">
      <style:text-properties style:font-name="Arial Unicode MS" fo:language="de" fo:country="DE" style:font-name-asian="Arial Unicode MS1" style:font-name-complex="Arial Unicode MS1"/>
    </style:style>
    <style:style style:name="P23" style:family="paragraph" style:parent-style-name="Body">
      <style:paragraph-properties fo:padding="0in" fo:border="none"/>
    </style:style>
    <style:style style:name="P24" style:family="paragraph" style:parent-style-name="Standard">
      <style:paragraph-properties fo:margin-top="0in" fo:margin-bottom="0.111in" style:contextual-spacing="false" fo:line-height="108%" fo:padding="0in" fo:border="none" style:shadow="none" style:join-border="false"/>
      <style:text-properties fo:color="#000000" loext:opacity="100%" style:font-name="Helvetica" fo:font-size="11pt" fo:language="en" fo:country="GB" style:font-name-asian="Helvetica1" style:font-size-asian="11pt" style:language-asian="en" style:country-asian="GB" style:font-name-complex="Helvetica1" style:font-size-complex="11pt"/>
    </style:style>
    <style:style style:name="P25" style:family="paragraph" style:parent-style-name="Body">
      <style:paragraph-properties fo:margin-top="0in" fo:margin-bottom="0in" style:contextual-spacing="false" fo:break-before="page"/>
    </style:style>
    <style:style style:name="P26" style:family="paragraph" style:parent-style-name="Body" style:list-style-name="WWNum5">
      <style:text-properties style:font-name="Arial Unicode MS" fo:language="en" fo:country="US" style:font-name-asian="Arial Unicode MS1" style:font-name-complex="Arial Unicode MS1"/>
    </style:style>
    <style:style style:name="P27" style:family="paragraph" style:parent-style-name="Body" style:list-style-name="WWNum5"/>
    <style:style style:name="P28" style:family="paragraph" style:parent-style-name="Body">
      <style:paragraph-properties fo:margin-top="0in" fo:margin-bottom="0in" style:contextual-spacing="false"/>
    </style:style>
    <style:style style:name="P29" style:family="paragraph" style:parent-style-name="Body" style:list-style-name="WWNum6">
      <style:text-properties style:font-name="Arial Unicode MS" fo:language="en" fo:country="US" style:font-name-asian="Arial Unicode MS1" style:font-name-complex="Arial Unicode MS1"/>
    </style:style>
    <style:style style:name="P30" style:family="paragraph" style:parent-style-name="Body" style:list-style-name="WWNum6"/>
    <style:style style:name="P31" style:family="paragraph" style:parent-style-name="Body">
      <style:text-properties style:font-name="Arial Unicode MS" fo:language="pt" fo:country="PT" style:font-name-asian="Arial Unicode MS1" style:font-name-complex="Arial Unicode MS1"/>
    </style:style>
    <style:style style:name="T1" style:family="text">
      <style:text-properties style:font-name="Arial Unicode MS" fo:language="en" fo:country="US" style:font-name-asian="Arial Unicode MS1" style:font-name-complex="Arial Unicode MS1"/>
    </style:style>
    <style:style style:name="T2" style:family="text">
      <style:text-properties style:font-name="Arial Unicode MS" fo:language="en" fo:country="US" fo:font-weight="bold" style:font-name-asian="Arial Unicode MS1" style:font-weight-asian="bold" style:font-name-complex="Arial Unicode MS1" style:font-weight-complex="bold"/>
    </style:style>
    <style:style style:name="T3" style:family="text">
      <style:text-properties style:font-name="Arial Unicode MS" fo:language="en" fo:country="US" officeooo:rsid="00032bc0" style:font-name-asian="Arial Unicode MS1" style:font-name-complex="Arial Unicode MS1"/>
    </style:style>
    <style:style style:name="T4" style:family="text">
      <style:text-properties fo:color="#000000" loext:opacity="100%" style:font-name="Arial Unicode MS" fo:language="en" fo:country="US" style:letter-kerning="false" style:font-name-asian="Arial Unicode MS1" style:language-asian="en" style:country-asian="GB" style:font-name-complex="Arial Unicode MS1" loext:padding="0in" loext:border="none" loext:shadow="none"/>
    </style:style>
    <style:style style:name="T5" style:family="text">
      <style:text-properties fo:font-weight="bold" style:font-weight-asian="bold" style:font-weight-complex="bold"/>
    </style:style>
    <style:style style:name="T6" style:family="text">
      <style:text-properties style:font-name="Arial Unicode MS" fo:language="en" fo:country="US" officeooo:rsid="00060c86" style:font-name-asian="Arial Unicode MS1" style:font-name-complex="Arial Unicode MS1"/>
    </style:style>
    <style:style style:name="T7" style:family="text">
      <style:text-properties style:font-name="Arial Unicode MS" fo:language="en" fo:country="US" officeooo:rsid="000d898c" style:font-name-asian="Arial Unicode MS1" style:font-name-complex="Arial Unicode MS1"/>
    </style:style>
    <style:style style:name="T8" style:family="text">
      <style:text-properties style:font-name="Arial Unicode MS" fo:language="en" fo:country="US" officeooo:rsid="0013ebdf" style:font-name-asian="Arial Unicode MS1" style:font-name-complex="Arial Unicode MS1"/>
    </style:style>
    <style:style style:name="T9" style:family="text">
      <style:text-properties style:font-name="Arial Unicode MS" fo:language="en" fo:country="US" officeooo:rsid="000e7b6b" style:font-name-asian="Arial Unicode MS1" style:font-name-complex="Arial Unicode MS1"/>
    </style:style>
    <style:style style:name="T10" style:family="text">
      <style:text-properties style:font-name="Arial Unicode MS" fo:language="en" fo:country="US" officeooo:rsid="000ea05a" style:font-name-asian="Arial Unicode MS1" style:font-name-complex="Arial Unicode MS1"/>
    </style:style>
    <style:style style:name="T11" style:family="text">
      <style:text-properties officeooo:rsid="00107c98"/>
    </style:style>
    <style:style style:name="T12" style:family="text">
      <style:text-properties officeooo:rsid="0013ebdf"/>
    </style:style>
    <style:style style:name="T13" style:family="text">
      <style:text-properties officeooo:rsid="0015a360"/>
    </style:style>
    <style:style style:name="T14" style:family="text">
      <style:text-properties officeooo:rsid="00107d05"/>
    </style:style>
    <style:style style:name="T15" style:family="text">
      <style:text-properties officeooo:rsid="00125beb"/>
    </style:style>
    <style:style style:name="T16" style:family="text">
      <style:text-properties officeooo:rsid="00126c7f"/>
    </style:style>
    <style:style style:name="T17" style:family="text">
      <style:text-properties officeooo:rsid="00129cf4"/>
    </style:style>
    <style:style style:name="T18" style:family="text">
      <style:text-properties fo:font-weight="normal" officeooo:rsid="00129cf4" style:font-weight-asian="normal" style:font-weight-complex="normal"/>
    </style:style>
    <style:style style:name="T19" style:family="text">
      <style:text-properties fo:color="#000000" loext:opacity="100%" fo:font-family="'Segoe UI', 'Segoe UI Web (West European)', 'Segoe UI', apple-system, BlinkMacSystemFont, Roboto, 'Helvetica Neue', sans-serif" fo:font-weight="normal" officeooo:rsid="00129cf4" style:font-weight-asian="normal" style:font-weight-complex="normal"/>
    </style:style>
    <style:style style:name="T20" style:family="text">
      <style:text-properties fo:color="#595959" loext:opacity="100%" style:font-name="Arial" style:font-family-complex="Arial" style:font-family-generic-complex="system" style:font-pitch-complex="variable">
        <loext:char-complex-color loext:theme-type="dark1" loext:color-type="theme">
          <loext:transformation loext:type="tint" loext:value="3490"/>
        </loext:char-complex-color>
      </style:text-properties>
    </style:style>
    <style:style style:name="T21" style:family="text">
      <style:text-properties style:font-name="Arial Unicode MS" style:font-name-asian="Arial Unicode MS1" style:font-name-complex="Arial Unicode MS1"/>
    </style:style>
    <style:style style:name="T22" style:family="text">
      <style:text-properties fo:color="#000000" loext:opacity="100%" style:font-name="Arial Unicode MS" fo:font-size="11pt" style:font-size-asian="11pt" style:language-asian="en" style:country-asian="GB" style:font-name-complex="Arial Unicode MS1" style:font-size-complex="11pt"/>
    </style:style>
    <style:style style:name="T23" style:family="text">
      <style:text-properties fo:color="#595959" loext:opacity="100%">
        <loext:char-complex-color loext:theme-type="dark1" loext:color-type="theme">
          <loext:transformation loext:type="tint" loext:value="3490"/>
        </loext:char-complex-color>
      </style:text-properties>
    </style:style>
    <style:style style:name="T24" style:family="text">
      <style:text-properties fo:color="#000000" loext:opacity="100%" style:font-name="Helvetica" fo:font-size="11pt" fo:language="en" fo:country="GB" style:font-name-asian="Helvetica1" style:font-size-asian="11pt" style:language-asian="en" style:country-asian="GB" style:font-name-complex="Helvetica1" style:font-size-complex="11pt"/>
    </style:style>
    <style:style style:name="T25" style:family="text">
      <style:text-properties style:font-name="Arial Unicode MS" fo:language="es" fo:country="ES" style:font-name-asian="Arial Unicode MS1" style:font-name-complex="Arial Unicode MS1"/>
    </style:style>
    <style:style style:name="T26" style:family="text">
      <style:text-properties style:font-name="Arial Unicode MS" style:rfc-language-tag="es-ES-u-co-trad" fo:language="es" fo:country="ES" style:font-name-asian="Arial Unicode MS1" style:font-name-complex="Arial Unicode M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row table:style-name="Table1.1">
          <table:table-cell table:style-name="Table1.A1" office:value-type="string">
            <text:p text:style-name="P2"><text:span text:style-name="T1">Project (CN6000)<text:tab/><text:tab/><text:tab/><text:tab/><text:tab/><text:tab/>Initial Proposal Form</text:span></text:p>
            <text:p text:style-name="Body"/>
            <text:p text:style-name="Body"><text:span text:style-name="T2">Programme:</text:span><text:span text:style-name="T1"><text:tab/></text:span><text:span text:style-name="T3">Bsc (hons) Data Science and AI</text:span><text:span text:style-name="T1"><text:tab/><text:tab/></text:span><text:span text:style-name="T2">Year:</text:span><text:span text:style-name="T1"><text:tab/></text:span><text:span text:style-name="T3">2025</text:span></text:p>
            <text:p text:style-name="Body"/>
            <text:p text:style-name="Body"><text:span text:style-name="T2">Student Number:</text:span><text:span text:style-name="T1"> </text:span><text:span text:style-name="T3">u2613621</text:span></text:p>
            <text:p text:style-name="Body"/>
            <text:p text:style-name="Body"><text:span text:style-name="T2">Proposed Title: </text:span><text:span text:style-name="Emphasis">T</text:span><text:span text:style-name="Emphasis"><text:span text:style-name="T4">he Sleeper Agent Experiment: A Qualitative Study of Deceptive Alignment in Autonomous LLMs</text:span></text:span></text:p>
            <text:p text:style-name="Body"/>
            <text:p text:style-name="P3"><text:span text:style-name="T5">Proposed Aim:</text:span><text:tab/></text:p>
            <text:p text:style-name="P4"><text:span text:style-name="T6">To eval</text:span><text:span text:style-name="T7">uate </text:span><text:span text:style-name="T8">whether</text:span><text:span text:style-name="T9"> autonomous LLM (Large Language Model) Agents demonstrate deceptive behavior when given misaligned hidden goals </text:span><text:span text:style-name="T8">and how their behaviour changes</text:span><text:span text:style-name="T9"> </text:span><text:span text:style-name="T10">under </text:span><text:span text:style-name="T8">different levels </text:span><text:span text:style-name="T10">of percieved oversight.</text:span></text:p>
            <text:p text:style-name="Body"/>
            <text:p text:style-name="P2">Proposed Objectives:</text:p>
            <text:p text:style-name="Body">By the end of this project, I will be able:</text:p>
            <text:list text:style-name="WWNum1">
              <text:list-item>
                <text:list>
                  <text:list-item>
                    <text:p text:style-name="P5">To researc<text:span text:style-name="T11">h exsisting work on deceptive alignment and agentic misbehaviour.</text:span></text:p>
                  </text:list-item>
                  <text:list-item>
                    <text:p text:style-name="P5">To <text:span text:style-name="T11">build a lightweight sandbox environment that lets the agent interact with </text:span><text:span text:style-name="T12">a simulated </text:span><text:span text:style-name="T11">file </text:span><text:span text:style-name="T12">system</text:span><text:span text:style-name="T11"> via constrained functions.</text:span></text:p>
                  </text:list-item>
                  <text:list-item>
                    <text:p text:style-name="P6"><text:span text:style-name="T12">To </text:span>Define two task:</text:p>
                    <text:p text:style-name="P6">- <text:span text:style-name="T12">a benign “cover task”: the stated, official goal.</text:span></text:p>
                    <text:p text:style-name="P6">- <text:span text:style-name="T12">a misaligned “</text:span>hidden goal”: a secret directive <text:span text:style-name="T12">injected into</text:span> its system prompt.</text:p>
                  </text:list-item>
                  <text:list-item>
                    <text:p text:style-name="P6"><text:span text:style-name="T12">To </text:span>Develop <text:span text:style-name="T12">a controlled </text:span>experiments <text:span text:style-name="T12">that varies the agent’s percieved level of oversight through different system prompts.</text:span></text:p>
                  </text:list-item>
                  <text:list-item>
                    <text:p text:style-name="P5">To <text:span text:style-name="T13">C</text:span><text:span text:style-name="T14">onduct qualitative experiments on 4-5 LLM models, running mulitple trails for each condition.</text:span></text:p>
                  </text:list-item>
                  <text:list-item>
                    <text:p text:style-name="P7">To Analyze the behaviour logs and identify evidence of:</text:p>
                    <text:p text:style-name="P7">- deceptive <text:span text:style-name="T13">or evasive </text:span>tactics,</text:p>
                    <text:p text:style-name="P7">- situational reasoning <text:span text:style-name="T13">or ethical reasoning,</text:span></text:p>
                    <text:p text:style-name="P7">- difference <text:span text:style-name="T13">in conduct </text:span>across oversight levels</text:p>
                  </text:list-item>
                  <text:list-item>
                    <text:p text:style-name="P8"><text:span text:style-name="T13">To </text:span><text:span text:style-name="T14">Reflect on the implications </text:span><text:span text:style-name="T13">of these behaviours for design and deployment of </text:span><text:span text:style-name="T14">autonomous systems.</text:span></text:p>
                  </text:list-item>
                </text:list>
              </text:list-item>
            </text:list>
            <text:p text:style-name="Body"/>
            <text:p text:style-name="Body"><text:span text:style-name="T2">Draft of Rationale:</text:span></text:p>
            <text:p text:style-name="P9"><text:span text:style-name="T14">As LLMs are increasingly </text:span><text:span text:style-name="T13">integrated</text:span><text:span text:style-name="T14"> into autonomous systems </text:span><text:span text:style-name="T15">where their </text:span><text:span text:style-name="T13">decisions</text:span><text:span text:style-name="T15"> have real world consequences, it </text:span><text:span text:style-name="T13">become critical</text:span><text:span text:style-name="T15"> to understand how these systems </text:span><text:span text:style-name="T13">behave when given conflicting and hidden goals</text:span><text:span text:style-name="T15">. This experiment aims to create a simulated environment where these AI agents can be tested on confilicting goals (a cover goal, and a hidden goal) </text:span><text:span text:style-name="T13">observing whether and</text:span><text:span text:style-name="T15"> how </text:span><text:span text:style-name="T13">the agent pursues the latter</text:span><text:span text:style-name="T15">. This project also aims to </text:span><text:span text:style-name="T13">explore</text:span><text:span text:style-name="T15"> the how their behaviour changes </text:span><text:span text:style-name="T13">depending on</text:span><text:span text:style-name="T15"> the </text:span><text:span text:style-name="T16">percived </text:span><text:span text:style-name="T15">level of observability, i</text:span><text:span text:style-name="T13">e,</text:span><text:span text:style-name="T15"> </text:span>comparing how it acts when it believes it is being monitored versus when it believes it is not. The findings aim to shed light on emerging forms of deceptive alignment in AI systems and their implications for AI safety and oversight.</text:p>
            <text:p text:style-name="Body"/>
            <text:p text:style-name="Body"><text:span text:style-name="T2">Facilities required:</text:span><text:span text:style-name="T1"> </text:span></text:p>
            <text:p text:style-name="Body">- <text:span text:style-name="T16">API access to </text:span><text:span text:style-name="T17">closed </text:span><text:span text:style-name="T13">LLMs</text:span></text:p>
            <text:p text:style-name="Body">- <text:span text:style-name="T13">GPU rentals for running opensource models</text:span></text:p>
            <text:p text:style-name="Body">- <text:span text:style-name="T13">A Python development environment with LangChain and supporting libraries</text:span></text:p>
            <text:p text:style-name="Body"/>
            <text:p text:style-name="P10">Supervisor: <text:span text:style-name="T18">Dr. </text:span><text:span text:style-name="T19">Aloysius Adotey Edoh</text:span></text:p>
          </table:table-cell>
        </table:table-row>
        <text:soft-page-break/>
        <table:table-row table:style-name="Table1.1">
          <table:table-cell table:style-name="Table1.A2" office:value-type="string">
            <text:p text:style-name="P2" loext:marker-style-name="T5"/>
          </table:table-cell>
        </table:table-row>
      </table:table>
      <text:p text:style-name="Body"/>
      <text:p text:style-name="Body">&lt;&lt; Check the examples shown below&gt;&gt;</text:p>
      <text:p text:style-name="Body"><text:soft-page-break/></text:p>
      <text:h text:style-name="P11" text:outline-level="3"><text:bookmark-start text:name="_Toc54"/><text:bookmark-start text:name="_Toc144198789"/>Sample of Proposals<text:bookmark-end text:name="_Toc54"/><text:bookmark-end text:name="_Toc144198789"/></text:h>
      <text:p text:style-name="Body"/>
      <text:p text:style-name="Body"/>
      <table:table table:name="Table2" table:style-name="Table2">
        <table:table-column table:style-name="Table2.A"/>
        <table:table-row table:style-name="Table2.1">
          <table:table-cell table:style-name="Table2.A1" office:value-type="string">
            <text:p text:style-name="Body" loext:marker-style-name="T5"><text:span text:style-name="T1">Project (CN6000)<text:tab/> <text:tab/><text:tab/><text:tab/><text:tab/>Final Proposal Form</text:span><text:span text:style-name="T2"/></text:p>
            <text:p text:style-name="Body"/>
            <text:p text:style-name="P3">Programme: BSc Computing for Business<text:tab/><text:tab/>Year: 2018</text:p>
            <text:p text:style-name="Body"/>
            <text:p text:style-name="P3">Student Number: 0123456</text:p>
            <text:p text:style-name="Body"/>
            <text:p text:style-name="P3">Title: <text:tab/>Is Linux ready for the Desktop?</text:p>
            <text:p text:style-name="Body"/>
            <text:p text:style-name="P3">Aim: <text:tab/>To assess the viability of Linux as a desktop operating system.</text:p>
            <text:p text:style-name="Body"/>
            <text:p text:style-name="P12">Objectives:</text:p>
            <text:list text:style-name="WWNum2">
              <text:list-item>
                <text:p text:style-name="P13" loext:marker-style-name="T20"><text:span text:style-name="T20">To research current literature on the viability of Linux as a desktop operating system. </text:span><text:span text:style-name="T20"/></text:p>
              </text:list-item>
              <text:list-item>
                <text:p text:style-name="P14">To identify the key differences between desktop and server-based operating systems and to establish a definition of the term desktop operating system.</text:p>
              </text:list-item>
            </text:list>
            <text:p text:style-name="Body"/>
            <text:list text:continue-numbering="true" text:style-name="WWNum2">
              <text:list-item>
                <text:p text:style-name="P14">To identify the factors critical to the success of a desktop operating system.</text:p>
              </text:list-item>
            </text:list>
            <text:p text:style-name="Body"/>
            <text:list text:continue-numbering="true" text:style-name="WWNum2">
              <text:list-item>
                <text:p text:style-name="P14">To investigate the various techniques used to conduct usability tests.</text:p>
              </text:list-item>
            </text:list>
            <text:p text:style-name="Body"/>
            <text:list text:continue-numbering="true" text:style-name="WWNum2">
              <text:list-item>
                <text:p text:style-name="P14">To devise a set of experiments which will enable i) an evaluation of Linux against the criteria in 2., ii) an evaluation of its usability and iii) a comparison of it with other desktop operating systems.</text:p>
              </text:list-item>
            </text:list>
            <text:p text:style-name="Body"/>
            <text:list text:continue-numbering="true" text:style-name="WWNum2">
              <text:list-item>
                <text:p text:style-name="P14">To conduct the experiments identified in 4. and to evaluate their results.</text:p>
              </text:list-item>
            </text:list>
            <text:p text:style-name="Body"/>
            <text:list text:continue-numbering="true" text:style-name="WWNum2">
              <text:list-item>
                <text:p text:style-name="P14">To draw conclusions about the viability of desktop Linux based on the evaluations in 5.</text:p>
              </text:list-item>
            </text:list>
            <text:p text:style-name="Body"/>
            <text:p text:style-name="P15">Rationale:</text:p>
            <text:p text:style-name="Body"/>
            <text:p text:style-name="P3">During the current economic climate, companies need to find ways of trimming their IT budgets. Open source software such as Linux provides one possible means of doing so. The purpose of this project is to produce an objective assessment so that IT managers can assess the feasibility of replacing their existing desktop OSes with Linux.</text:p>
            <text:p text:style-name="Body"/>
            <text:p text:style-name="P15">Facilities required:<text:tab/>Ubuntu Linux, Windows 10, Apple MacOS</text:p>
            <text:p text:style-name="Body"><text:span text:style-name="T1"><text:tab/><text:tab/><text:tab/>A PC with a removable hard disk</text:span> and a<text:span text:style-name="T1"> MacBook</text:span></text:p>
            <text:p text:style-name="Body"/>
            <text:p text:style-name="P3">Supervisor:<text:tab/><text:tab/>Alan Turing</text:p>
          </table:table-cell>
        </table:table-row>
      </table:table>
      <text:p text:style-name="Body"/>
      <text:p text:style-name="P16">(b)</text:p>
      <text:p text:style-name="Body"/>
      <table:table table:name="Table3" table:style-name="Table3">
        <table:table-column table:style-name="Table3.A"/>
        <table:table-row table:style-name="Table3.1">
          <table:table-cell table:style-name="Table3.A1" office:value-type="string">
            <text:p text:style-name="Body" loext:marker-style-name="T5"><text:span text:style-name="T21">Project (CN6000) <text:s text:c="3"/><text:tab/> <text:s text:c="12"/><text:tab/><text:tab/><text:tab/><text:tab/><text:tab/></text:span><text:span text:style-name="T1">Final Proposal Form</text:span></text:p>
            <text:p text:style-name="Body"/>
            <text:p text:style-name="Body"><text:span text:style-name="T1">Programme: BSc Computing for Business<text:tab/><text:tab/><text:tab/></text:span><text:span text:style-name="T21"><text:tab/></text:span><text:span text:style-name="T1">Year: 2018</text:span></text:p>
            <text:p text:style-name="Body"/>
            <text:p text:style-name="P3">Student Number: 0123456</text:p>
            <text:p text:style-name="Body"/>
            <text:p text:style-name="P3">Title:<text:tab/>A Stock Management System for Barnet Hair Salons</text:p>
            <text:p text:style-name="Body"/>
            <text:p text:style-name="P3">Aim:<text:tab/>To design and implement a web-based stock management system for a chain of local hairdressers.</text:p>
            <text:p text:style-name="Body"/>
            <text:p text:style-name="P12">Objectives:</text:p>
            <text:list text:style-name="WWNum3">
              <text:list-item>
                <text:p text:style-name="P17" loext:marker-style-name="T20"><text:span text:style-name="T20">To research Stock Management Systems for SMEs </text:span><text:span text:style-name="T1">and to determine the need for a web based stock management system.</text:span></text:p>
              </text:list-item>
            </text:list>
            <text:p text:style-name="Body"/>
            <text:list text:continue-numbering="true" text:style-name="WWNum3">
              <text:list-item>
                <text:p text:style-name="P18">To conduct interviews with employees and manager and collect requirements for the development of the web based stock management system for Barnet Hair Salons.</text:p>
              </text:list-item>
            </text:list>
            <text:p text:style-name="Body"/>
            <text:list text:continue-numbering="true" text:style-name="WWNum3">
              <text:list-item>
                <text:p text:style-name="P18">To apply thematic analysis to identify HCI and usability issues which might impact upon the design of a web based stock management system for Barnet Hair Salons.</text:p>
              </text:list-item>
            </text:list>
            <text:p text:style-name="Body"/>
            <text:list text:continue-numbering="true" text:style-name="WWNum3">
              <text:list-item>
                <text:p text:style-name="P18">To design and implement a database system for stock management at Barnet Hair Salons.</text:p>
              </text:list-item>
            </text:list>
            <text:p text:style-name="Body"/>
            <text:list text:continue-numbering="true" text:style-name="WWNum3">
              <text:list-item>
                <text:p text:style-name="P18">To design and implement a web based front end for the database system in 4.</text:p>
              </text:list-item>
            </text:list>
            <text:p text:style-name="Body"/>
            <text:list text:continue-numbering="true" text:style-name="WWNum3">
              <text:list-item>
                <text:p text:style-name="P18">To evaluate the tools, techniques and methods used to design and implement the web based stock management system for Barnet Hair Salons.</text:p>
              </text:list-item>
            </text:list>
            <text:p text:style-name="Body"/>
            <text:p text:style-name="P15">Rationale:</text:p>
            <text:p text:style-name="Body"/>
            <text:p text:style-name="P3">Barnet Hair Salons is an expanding business which currently lacks an effective IT system. My proposed system will help the employees manage their business more effectively. The majority of employees at Barnet Hair Salons have very limited IT experience hence the emphasis placed on usability by my project proposal.</text:p>
            <text:p text:style-name="Body"/>
            <text:p text:style-name="Body"><text:span text:style-name="T1">Facilities required:<text:tab/>Microsoft SQL Server or MySQL</text:span>, <text:span text:style-name="T1">Microsoft IIS or Apache web server</text:span></text:p>
            <text:p text:style-name="P3"><text:tab/><text:tab/><text:tab/>Fireworks and Dreamweaver</text:p>
            <text:p text:style-name="Body"/>
            <text:p text:style-name="P3">Supervisor:<text:tab/><text:tab/>Edgar Codd</text:p>
          </table:table-cell>
        </table:table-row>
      </table:table>
      <text:p text:style-name="P19" loext:marker-style-name="T22"/>
      <text:p text:style-name="P16">(c)</text:p>
      <text:p text:style-name="Body"/>
      <table:table table:name="Table4" table:style-name="Table4">
        <table:table-column table:style-name="Table4.A"/>
        <table:table-row table:style-name="Table4.1">
          <table:table-cell table:style-name="Table4.A1" office:value-type="string">
            <text:p text:style-name="Body" loext:marker-style-name="T5"><text:span text:style-name="T1">Project (CN6000)<text:tab/><text:tab/><text:tab/><text:tab/><text:tab/><text:tab/></text:span><text:span text:style-name="T21"><text:tab/></text:span><text:span text:style-name="T1">Final Proposal Form</text:span></text:p>
            <text:p text:style-name="Body"/>
            <text:p text:style-name="P3">Programme: BSc Computer Science<text:tab/><text:tab/><text:tab/><text:tab/><text:tab/>Year: 2018</text:p>
            <text:p text:style-name="Body"/>
            <text:p text:style-name="P3">Student Number: 0123456</text:p>
            <text:p text:style-name="Body"/>
            <text:p text:style-name="Body"><text:span text:style-name="T1">Title:<text:tab/>Assessing the vulnerability of a School</text:span><text:span text:style-name="T21">’</text:span><text:span text:style-name="T1">s Network Infrastructure</text:span></text:p>
            <text:p text:style-name="Body"/>
            <text:p text:style-name="Body"><text:span text:style-name="T1">Aim:<text:tab/>To assess the vulnerability of a large secondary school</text:span><text:span text:style-name="T21">’</text:span><text:span text:style-name="T1">s computer network and to recommend measures for improved security.</text:span></text:p>
            <text:p text:style-name="Body"/>
            <text:p text:style-name="P12">Objectives:</text:p>
            <text:list text:style-name="WWNum4">
              <text:list-item>
                <text:p text:style-name="P20">To research the existing network infrastructure at the school and to identify the security measures currently in place.</text:p>
              </text:list-item>
            </text:list>
            <text:p text:style-name="Body"/>
            <text:list text:continue-numbering="true" text:style-name="WWNum4">
              <text:list-item>
                <text:p text:style-name="P20">To identify a number of tools which could be used to carry out a vulnerability assessment at the school.</text:p>
              </text:list-item>
            </text:list>
            <text:p text:style-name="Body"/>
            <text:list text:continue-numbering="true" text:style-name="WWNum4">
              <text:list-item>
                <text:p text:style-name="P20">To a survey of teachers regarding system vulnerabilities linked to the network at the school.</text:p>
              </text:list-item>
            </text:list>
            <text:p text:style-name="Body"/>
            <text:list text:continue-numbering="true" text:style-name="WWNum4">
              <text:list-item>
                <text:p text:style-name="P20">To analyze the findings and recommend measures to be implemented for improved security at the school.</text:p>
              </text:list-item>
            </text:list>
            <text:p text:style-name="Body"/>
            <text:list text:continue-numbering="true" text:style-name="WWNum4">
              <text:list-item>
                <text:p text:style-name="P20">To evaluate the tools used to assess the vulnerability of the network at the school.</text:p>
              </text:list-item>
            </text:list>
            <text:p text:style-name="Standard"/>
            <text:list text:continue-numbering="true" text:style-name="WWNum4">
              <text:list-item>
                <text:p text:style-name="P21" loext:marker-style-name="T23"><text:span text:style-name="T23">To reflect on these risks and implement a plan to minimise these vulnerabilities. </text:span><text:span text:style-name="T23"/></text:p>
              </text:list-item>
            </text:list>
            <text:p text:style-name="Body"/>
            <text:p text:style-name="P15">Rationale:</text:p>
            <text:p text:style-name="Body"/>
            <text:p text:style-name="Body"><text:span text:style-name="T1">I am currently employed by a large secondary school as a network administrator. The security of the school</text:span><text:span text:style-name="T21">’</text:span><text:span text:style-name="T1">s computer network has been compromised on a number of occasions in the last two years. This project will help me to identify the causes of these security breaches and the measures that could be taken to prevent them from reoccurring and hence be of benefit to my employer.</text:span></text:p>
            <text:p text:style-name="Body"/>
            <text:p text:style-name="P15">Facilities required:<text:tab/>Nmap port scanner</text:p>
            <text:p text:style-name="P3"><text:tab/><text:tab/><text:tab/>Snort intrusion detection system</text:p>
            <text:p text:style-name="P3"><text:tab/><text:tab/><text:tab/>NetStumbler wireless network scanner</text:p>
            <text:p text:style-name="P15"><text:tab/><text:tab/><text:tab/>Nessus vulnerability scanner</text:p>
            <text:p text:style-name="Body"/>
            <text:p text:style-name="P22">Supervisor:<text:tab/><text:tab/>Leslie Valiant</text:p>
          </table:table-cell>
        </table:table-row>
      </table:table>
      <text:p text:style-name="P23"/>
      <text:p text:style-name="P24" loext:marker-style-name="T24"/>
      <text:p text:style-name="P25"/>
      <table:table table:name="Table5" table:style-name="Table5">
        <table:table-column table:style-name="Table5.A"/>
        <table:table-row table:style-name="Table5.1">
          <table:table-cell table:style-name="Table5.A1" office:value-type="string">
            <text:p text:style-name="Body" loext:marker-style-name="T5"><text:span text:style-name="T1">Project (CN6000)<text:tab/><text:tab/><text:tab/><text:tab/><text:tab/><text:tab/></text:span><text:span text:style-name="T21"><text:tab/></text:span><text:span text:style-name="T1">Final Proposal Form</text:span></text:p>
            <text:p text:style-name="Body"/>
            <text:p text:style-name="P3">Programme: BSc Computer Science<text:tab/><text:tab/><text:tab/><text:tab/><text:tab/>Year: 2018</text:p>
            <text:p text:style-name="Body"/>
            <text:p text:style-name="P3">Student Number: 0123456</text:p>
            <text:p text:style-name="Body"/>
            <text:p text:style-name="P3">Title:<text:tab/>Objects versus Agents: Are Agents a Silver Bullet for Software Engineers?</text:p>
            <text:p text:style-name="Body"/>
            <text:p text:style-name="P3">Aim:<text:tab/>To investigate the functionality offered by software agents in comparison to objects.</text:p>
            <text:p text:style-name="Body"/>
            <text:p text:style-name="P12">Objectives:</text:p>
            <text:list text:style-name="WWNum5">
              <text:list-item>
                <text:p text:style-name="P26">To define the terms object and agent in the context of software engineering. </text:p>
              </text:list-item>
              <text:list-item>
                <text:p text:style-name="P26">To research current literature comparing objects and agents.</text:p>
              </text:list-item>
            </text:list>
            <text:p text:style-name="Body"/>
            <text:list text:continue-numbering="true" text:style-name="WWNum5">
              <text:list-item>
                <text:p text:style-name="P26">To distinguish between agent oriented and object oriented software engineering.</text:p>
              </text:list-item>
            </text:list>
            <text:p text:style-name="Body"/>
            <text:list text:continue-numbering="true" text:style-name="WWNum5">
              <text:list-item>
                <text:p text:style-name="P26">To conduct a survey of experts in the field of software engineering in relation to their use of agents vs sliver bullet.</text:p>
              </text:list-item>
            </text:list>
            <text:p text:style-name="List_20_Paragraph"/>
            <text:list text:continue-numbering="true" text:style-name="WWNum5">
              <text:list-item>
                <text:p text:style-name="P27">To analyze the findings of the survey using MS Excel regarding current market use.</text:p>
              </text:list-item>
            </text:list>
            <text:p text:style-name="Body"/>
            <text:list text:continue-numbering="true" text:style-name="WWNum5">
              <text:list-item>
                <text:p text:style-name="P26">To show how agents can be used as a replacement for objects by i) the specification of and ii) the implementation of a prototype agent system.</text:p>
              </text:list-item>
              <text:list-item>
                <text:p text:style-name="P26">To run a test that demonstrate the different features of both objects and agents for a given example.</text:p>
              </text:list-item>
            </text:list>
            <text:p text:style-name="Body"/>
            <text:list text:continue-numbering="true" text:style-name="WWNum5">
              <text:list-item>
                <text:p text:style-name="P26">To draw conclusions showing the circumstances in which agents might be useful replacements for objects and when objects might be better suited.</text:p>
              </text:list-item>
            </text:list>
            <text:p text:style-name="Body"/>
            <text:p text:style-name="P15">Rationale:</text:p>
            <text:p text:style-name="Body"/>
            <text:p text:style-name="P3">The advantages of object-oriented software are well known and understood. The advantages of agent-oriented software are much less understood. The purpose of my project is to illustrate the benefits of agent-oriented software so that software developers and IT managers can make informed choices about their development environments.</text:p>
            <text:p text:style-name="Body"/>
            <text:p text:style-name="Body"><text:span text:style-name="T25">Facilities required:</text:span><text:span text:style-name="T26"><text:tab/></text:span><text:span text:style-name="T25">Java</text:span></text:p>
            <text:p text:style-name="P15"><text:tab/><text:tab/><text:tab/>Eclipse or NetBeans</text:p>
            <text:p text:style-name="Body"/>
            <text:p text:style-name="P22">Supervisor:<text:tab/><text:tab/>Roberta Milner</text:p>
          </table:table-cell>
        </table:table-row>
      </table:table>
      <text:p text:style-name="Body"/>
      <text:p text:style-name="Body"/>
      <text:p text:style-name="Body"/>
      <table:table table:name="Table6" table:style-name="Table6">
        <table:table-column table:style-name="Table6.A"/>
        <table:table-row table:style-name="Table6.1">
          <table:table-cell table:style-name="Table6.A1" office:value-type="string">
            <text:p text:style-name="P28" loext:marker-style-name="T5"><text:span text:style-name="T1">Project (CN6000)<text:tab/><text:tab/><text:tab/><text:tab/><text:tab/><text:tab/></text:span><text:span text:style-name="T21"><text:tab/></text:span><text:span text:style-name="T1">Final Proposal Form</text:span></text:p>
            <text:p text:style-name="Body"/>
            <text:p text:style-name="P3">Programme: BSc Computer Science<text:tab/><text:tab/><text:tab/><text:tab/><text:tab/>Year: 2018</text:p>
            <text:p text:style-name="Body"/>
            <text:p text:style-name="P3">Student Number: 0123456</text:p>
            <text:p text:style-name="Body"/>
            <text:p text:style-name="P3">Title:<text:tab/>Improving Service Delivery in the Cloud</text:p>
            <text:p text:style-name="Body"/>
            <text:p text:style-name="P3">Aim:<text:tab/>To develop an architecture that will minimize the impact of network performance unpredictability in cloud computing environments</text:p>
            <text:p text:style-name="Body"/>
            <text:p text:style-name="P12">Objectives:</text:p>
            <text:list text:style-name="WWNum6">
              <text:list-item>
                <text:p text:style-name="P29">To research the different types of cloud computing environments.</text:p>
              </text:list-item>
            </text:list>
            <text:p text:style-name="Body"/>
            <text:list text:continue-numbering="true" text:style-name="WWNum6">
              <text:list-item>
                <text:p text:style-name="P29">To identify the network performance issues associated with the various cloud computing environments.</text:p>
              </text:list-item>
            </text:list>
            <text:p text:style-name="Body"/>
            <text:list text:continue-numbering="true" text:style-name="WWNum6">
              <text:list-item>
                <text:p text:style-name="P29">To investigate the methods, tools and techniques used to develop cloud computing environments.</text:p>
              </text:list-item>
            </text:list>
            <text:p text:style-name="List_20_Paragraph"/>
            <text:list text:continue-numbering="true" text:style-name="WWNum6">
              <text:list-item>
                <text:p text:style-name="P30">To conduct a focus group of managers in field of cloud computing delivery and improvements.</text:p>
              </text:list-item>
            </text:list>
            <text:p text:style-name="List_20_Paragraph"/>
            <text:list text:continue-numbering="true" text:style-name="WWNum6">
              <text:list-item>
                <text:p text:style-name="P30">To apply Thematic Analysis to the findings to identify key industry practices.</text:p>
              </text:list-item>
            </text:list>
            <text:p text:style-name="Body"/>
            <text:list text:continue-numbering="true" text:style-name="WWNum6">
              <text:list-item>
                <text:p text:style-name="P29">To design and implement a cloud computing architecture that is resilient when network performance is degraded.</text:p>
              </text:list-item>
            </text:list>
            <text:p text:style-name="Body"/>
            <text:list text:continue-numbering="true" text:style-name="WWNum6">
              <text:list-item>
                <text:p text:style-name="P29">To test the cloud computing architecture implemented in 4. using a range of network performance levels scenarios.</text:p>
              </text:list-item>
            </text:list>
            <text:p text:style-name="Body"/>
            <text:list text:continue-numbering="true" text:style-name="WWNum6">
              <text:list-item>
                <text:p text:style-name="P29">To analyse and evaluate the results of the tests in 5. and to draw conclusions about the effectiveness of the proposed cloud computing architecture.</text:p>
              </text:list-item>
            </text:list>
            <text:p text:style-name="Body"/>
            <text:p text:style-name="P15">Rationale:</text:p>
            <text:p text:style-name="Body"/>
            <text:p text:style-name="P3">Many organizations are reluctant to move their IT systems to the Cloud because of the unpredictable nature of Internet connectivity. This project seeks to develop a resilient cloud computing architecture which can continue to function at an acceptable level in situations where network performance is significantly degraded. A resilient architecture would enable cloud service providers to improve the quality of service provided to their customers.</text:p>
            <text:p text:style-name="Body"/>
            <text:p text:style-name="Body"><text:span text:style-name="T21">Facilities required:<text:tab/>Ubuntu Linux</text:span>, <text:span text:style-name="T1">OpenStack cloud software</text:span> and <text:span text:style-name="T21">Oracle VirtualBox</text:span></text:p>
            <text:p text:style-name="Body"/>
            <text:p text:style-name="P31">Supervisor: <text:tab/><text:tab/>Charlene Hoare</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swiss" style:font-pitch="variable"/>
    <style:font-face style:name="Helvetica1" svg:font-family="Helvetica" style:font-family-generic="system"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Nimbus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Nimbus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padding="0in" fo:border="none" style:shadow="none" style:writing-mode="lr-tb" style:join-border="false"/>
      <style:text-properties style:font-name="Times New Roman" fo:font-family="'Times New Roman'" style:font-family-generic="roman" style:font-pitch="variable" fo:font-size="12pt" fo:language="en" fo:country="US" style:letter-kerning="false"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2pt" loext:padding="0in" loext:border="none" loext:shadow="none"/>
    </style:style>
    <style:style style:name="Heading" style:family="paragraph" style:next-style-name="Body" style:default-outline-level="3" style:list-style-name="" style:class="chapter">
      <loext:graphic-properties draw:fill="solid" draw:fill-color="#66cfc8"/>
      <style:paragraph-properties fo:margin-top="0in" fo:margin-bottom="0in" style:contextual-spacing="false" fo:line-height="100%" fo:text-align="center" style:justify-single-word="false" fo:orphans="2" fo:widows="2" fo:background-color="#66cfc8" fo:padding="0in" fo:border="none" style:shadow="none" fo:keep-with-next="always" style:writing-mode="lr-tb" style:join-border="false"/>
      <style:text-properties fo:color="#fefefe" loext:opacity="100%" style:font-name="Raleway" fo:font-family="Raleway" style:font-family-generic="roman" style:font-pitch="variable" fo:font-size="18pt" fo:font-weight="bold" style:letter-kerning="false" style:font-name-asian="Raleway1" style:font-family-asian="Raleway" style:font-family-generic-asian="system" style:font-pitch-asian="variable" style:font-size-asian="18pt" style:language-asian="en" style:country-asian="GB" style:font-weight-asian="bold" style:font-name-complex="Raleway1" style:font-family-complex="Raleway" style:font-family-generic-complex="system" style:font-pitch-complex="variable" style:font-size-complex="18pt" style:font-weight-complex="bold" loext:padding="0in" loext:border="none" loext:shadow="non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dy" style:family="paragraph">
      <style:paragraph-properties fo:margin-top="0in" fo:margin-bottom="0in" style:contextual-spacing="false" fo:line-height="100%" fo:text-align="justify" style:justify-single-word="false" fo:orphans="2" fo:widows="2" fo:padding="0in" fo:border="none" style:shadow="none" style:writing-mode="lr-tb" style:join-border="false" loext:word-spacing-minimum="75%" loext:word-spacing-maximum="133%"/>
      <style:text-properties fo:color="#000000" loext:opacity="100%" style:font-name="Helvetica" fo:font-family="Helvetica" style:font-family-generic="swiss" style:font-pitch="variable" style:letter-kerning="false" style:font-name-asian="Helvetica1" style:font-family-asian="Helvetica" style:font-family-generic-asian="system" style:font-pitch-asian="variable" style:language-asian="en" style:country-asian="GB" style:font-name-complex="Helvetica1" style:font-family-complex="Helvetica" style:font-family-generic-complex="system" style:font-pitch-complex="variable" loext:padding="0in" loext:border="none" loext:shadow="none"/>
    </style:style>
    <style:style style:name="List_20_Paragraph" style:display-name="List Paragraph" style:family="paragraph" style:parent-style-name="Standard">
      <style:paragraph-properties fo:margin-left="0.5in" fo:margin-top="0in" fo:margin-bottom="0in" style:contextual-spacing="true" fo:padding="0in" fo:border="none" style:shadow="none" style:join-border="false"/>
      <style:text-properties style:font-name="Arial" fo:font-family="Arial" style:font-family-generic="swiss" style:font-pitch="variable" fo:language="en" fo:country="GB" style:font-name-asian="Times New Roman1" style:font-family-asian="'Times New Roman'" style:font-family-generic-asian="system" style:font-pitch-asian="variable" style:language-asian="en" style:country-asian="GB" loext:padding="0in" loext:border="none" loext:shadow="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Adwaita Sans" style:font-family-asian="'Adwaita Sans'" style:font-family-generic-asian="system" style:font-pitch-asian="variable" style:font-size-asian="24pt" style:font-weight-asian="bold" style:font-name-complex="Nimbus Sans" style:font-family-complex="'Nimbus Sans'" style:font-family-generic-complex="system" style:font-pitch-complex="variable" style:font-size-complex="24pt" style:font-weight-complex="bold"/>
    </style:style>
    <style:style style:name="Default_20_Paragraph_20_Font" style:display-name="Default Paragraph Font" style:family="text"/>
    <style:style style:name="ListLabel_20_1" style:display-name="ListLabel 1" style:family="text">
      <style:text-properties fo:font-variant="normal" fo:text-transform="none" style:text-outline="false" style:text-line-through-style="none" style:text-line-through-type="none" style:text-position="0% 100%" style:font-name="Arial Unicode MS" fo:font-family="'Arial Unicode MS'" style:font-family-generic="swiss" style:font-pitch="variable" fo:letter-spacing="normal" fo:font-style="normal" style:letter-kerning="false" style:font-name-asian="Arial Unicode MS1" style:font-family-asian="'Arial Unicode MS'" style:font-family-generic-asian="system" style:font-pitch-asian="variable" style:font-style-asian="normal" style:font-name-complex="Arial Unicode MS1" style:font-family-complex="'Arial Unicode MS'" style:font-family-generic-complex="system" style:font-pitch-complex="variable" style:font-style-complex="italic"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italic" style:letter-kerning="false" style:font-style-asian="italic" style:font-style-complex="italic"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Fadi</meta:initial-creator>
    <meta:editing-cycles>10</meta:editing-cycles>
    <meta:creation-date>2023-08-29T13:25:00</meta:creation-date>
    <dc:date>2025-10-19T19:00:57.663644261</dc:date>
    <meta:editing-duration>PT1H6M23S</meta:editing-duration>
    <meta:generator>LibreOffice/25.8.2.1$Linux_X86_64 LibreOffice_project/580$Build-1</meta:generator>
    <meta:print-date>2025-10-19T19:01:08.904128506</meta:print-date>
    <meta:printed-by>PDF files</meta:printed-by>
    <meta:document-statistic meta:table-count="6" meta:image-count="0" meta:object-count="0" meta:page-count="7" meta:paragraph-count="122" meta:word-count="1570" meta:character-count="10080" meta:non-whitespace-character-count="8576"/>
    <meta:user-defined meta:name="AppVersion">16.0000</meta:user-defined>
    <meta:user-defined meta:name="GrammarlyDocumentId">edc00bae-3dc4-4c16-9e48-aec72d3201d6</meta:user-defined>
    <meta:template xlink:type="simple" xlink:actuate="onRequest" xlink:title="Normal" xlink:href=""/>
  </office:meta>
</office:document-meta>
</file>